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6000001332D1E6C7CB9BF6BCF.png" manifest:media-type="image/png"/>
  <manifest:file-entry manifest:full-path="Pictures/10000000000003CF000000DD57F809E7ACC562C0.png" manifest:media-type="image/png"/>
  <manifest:file-entry manifest:full-path="Pictures/100000000000050E000000C08058279DADEAD2DF.png" manifest:media-type="image/png"/>
  <manifest:file-entry manifest:full-path="Pictures/10000000000003C9000001405F88DA18D2424C3D.png" manifest:media-type="image/png"/>
  <manifest:file-entry manifest:full-path="Pictures/10000000000003CD00000170CFECC25D9E33A6C4.png" manifest:media-type="image/png"/>
  <manifest:file-entry manifest:full-path="Pictures/100000000000046D0000017BAB302DB0BDC3A126.png" manifest:media-type="image/png"/>
  <manifest:file-entry manifest:full-path="Pictures/10000000000003C100000181846321C92852BD8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fe4c" officeooo:paragraph-rsid="000dfe4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</text:p>
      <text:p text:style-name="P1"><draw:frame draw:style-name="fr1" draw:name="Figura1" text:anchor-type="paragraph" svg:width="17cm" svg:height="3.852cm" draw:z-index="0"><draw:image xlink:href="Pictures/10000000000003CF000000DD57F809E7ACC562C0.png" xlink:type="simple" xlink:show="embed" xlink:actuate="onLoad"/></draw:frame></text:p>
      <text:p text:style-name="P1"><draw:frame draw:style-name="fr1" draw:name="Figura2" text:anchor-type="paragraph" svg:width="17cm" svg:height="5.403cm" draw:z-index="1"><draw:image xlink:href="Pictures/10000000000003C6000001332D1E6C7CB9BF6BCF.png" xlink:type="simple" xlink:show="embed" xlink:actuate="onLoad"/></draw:frame></text:p>
      <text:p text:style-name="P1"><draw:frame draw:style-name="fr1" draw:name="Figura3" text:anchor-type="paragraph" svg:width="17cm" svg:height="5.613cm" draw:z-index="2"><draw:image xlink:href="Pictures/10000000000003C9000001405F88DA18D2424C3D.png" xlink:type="simple" xlink:show="embed" xlink:actuate="onLoad"/></draw:frame></text:p>
      <text:p text:style-name="P1"><draw:frame draw:style-name="fr1" draw:name="Figura5" text:anchor-type="paragraph" svg:width="17cm" svg:height="6.429cm" draw:z-index="3"><draw:image xlink:href="Pictures/10000000000003CD00000170CFECC25D9E33A6C4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1" draw:name="Figura4" text:anchor-type="paragraph" svg:width="17cm" svg:height="6.81cm" draw:z-index="4"><draw:image xlink:href="Pictures/10000000000003C100000181846321C92852BD88.png" xlink:type="simple" xlink:show="embed" xlink:actuate="onLoad"/></draw:frame><text:soft-page-break/></text:p>
      <text:p text:style-name="P1"><draw:frame draw:style-name="fr1" draw:name="Figura6" text:anchor-type="paragraph" svg:width="17cm" svg:height="5.687cm" draw:z-index="5"><draw:image xlink:href="Pictures/100000000000046D0000017BAB302DB0BDC3A126.png" xlink:type="simple" xlink:show="embed" xlink:actuate="onLoad"/></draw:frame></text:p>
      <text:p text:style-name="P1"><draw:frame draw:style-name="fr1" draw:name="Figura7" text:anchor-type="paragraph" svg:width="17cm" svg:height="2.522cm" draw:z-index="6"><draw:image xlink:href="Pictures/100000000000050E000000C08058279DADEAD2DF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1:52:06.658000000</meta:creation-date>
    <dc:date>2018-04-18T12:23:04.164000000</dc:date>
    <meta:editing-duration>PT30M54S</meta:editing-duration>
    <meta:editing-cycles>6</meta:editing-cycles>
    <meta:generator>LibreOffice/5.3.1.2$Windows_X86_64 LibreOffice_project/e80a0e0fd1875e1696614d24c32df0f95f03deb2</meta:generator>
    <meta:document-statistic meta:table-count="0" meta:image-count="7" meta:object-count="0" meta:page-count="2" meta:paragraph-count="1" meta:word-count="1" meta:character-count="2" meta:non-whitespace-character-count="2"/>
  </office:meta>
</office:document-meta>
</file>